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Universidade Federal do Piauí</text:p>
      <text:p text:style-name="P2">Centro de Ciências da Natureza</text:p>
      <text:p text:style-name="Normal">Departamento de Computação</text:p>
      <text:p text:style-name="Normal">Pós-Graduação em Ciência da Computaçã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enderjekson@hotmail.com</meta:initial-creator>
    <dc:creator>wenderjekson@hotmail.com</dc:creator>
    <meta:creation-date>2016-06-06T19:16:00Z</meta:creation-date>
    <dc:date>2016-06-06T20:43:00Z</dc:date>
    <meta:template xlink:href="Normal" xlink:type="simple"/>
    <meta:editing-cycles>2</meta:editing-cycles>
    <meta:editing-duration>PT5220S</meta:editing-duration>
    <meta:document-statistic meta:page-count="1" meta:paragraph-count="1" meta:word-count="19" meta:character-count="126" meta:row-count="1" meta:non-whitespace-character-count="108"/>
  </office:meta>
</office:document-meta>
</file>